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0b956d"/>
    </style:style>
    <style:style style:name="P2" style:family="paragraph" style:parent-style-name="Standard">
      <style:text-properties officeooo:rsid="000b956d" officeooo:paragraph-rsid="000b956d"/>
    </style:style>
    <style:style style:name="P3" style:family="paragraph" style:parent-style-name="Standard">
      <style:text-properties officeooo:rsid="000b956d" officeooo:paragraph-rsid="0012162a"/>
    </style:style>
    <style:style style:name="P4" style:family="paragraph" style:parent-style-name="Standard">
      <style:text-properties officeooo:paragraph-rsid="000f1c1d"/>
    </style:style>
    <style:style style:name="P5" style:family="paragraph" style:parent-style-name="Standard">
      <style:text-properties officeooo:paragraph-rsid="0010e930"/>
    </style:style>
    <style:style style:name="P6" style:family="paragraph" style:parent-style-name="Standard">
      <style:text-properties officeooo:paragraph-rsid="0012162a"/>
    </style:style>
    <style:style style:name="P7" style:family="paragraph" style:parent-style-name="Standard">
      <style:text-properties officeooo:rsid="001337e0" officeooo:paragraph-rsid="001337e0"/>
    </style:style>
    <style:style style:name="P8" style:family="paragraph" style:parent-style-name="Standard">
      <style:text-properties officeooo:paragraph-rsid="001337e0"/>
    </style:style>
    <style:style style:name="P9" style:family="paragraph" style:parent-style-name="Standard">
      <style:text-properties officeooo:paragraph-rsid="00135a33"/>
    </style:style>
    <style:style style:name="P10" style:family="paragraph" style:parent-style-name="Standard">
      <style:text-properties officeooo:rsid="00145bbb" officeooo:paragraph-rsid="00145bbb"/>
    </style:style>
    <style:style style:name="P11" style:family="paragraph" style:parent-style-name="Standard">
      <style:text-properties officeooo:rsid="00145bbb" officeooo:paragraph-rsid="00147c18"/>
    </style:style>
    <style:style style:name="P12" style:family="paragraph" style:parent-style-name="Standard">
      <style:text-properties officeooo:paragraph-rsid="00145bbb"/>
    </style:style>
    <style:style style:name="P13" style:family="paragraph" style:parent-style-name="Standard">
      <style:text-properties officeooo:paragraph-rsid="00147c18"/>
    </style:style>
    <style:style style:name="P14" style:family="paragraph" style:parent-style-name="Standard">
      <style:text-properties officeooo:paragraph-rsid="00148832"/>
    </style:style>
    <style:style style:name="P15" style:family="paragraph" style:parent-style-name="Standard">
      <style:text-properties officeooo:rsid="00148832" officeooo:paragraph-rsid="00148832"/>
    </style:style>
    <style:style style:name="P16" style:family="paragraph" style:parent-style-name="Standard">
      <style:text-properties officeooo:paragraph-rsid="0014cf47"/>
    </style:style>
    <style:style style:name="P17" style:family="paragraph" style:parent-style-name="Standard">
      <style:text-properties officeooo:rsid="0019ce38" officeooo:paragraph-rsid="0019ce38"/>
    </style:style>
    <style:style style:name="P18" style:family="paragraph" style:parent-style-name="Standard">
      <style:text-properties officeooo:rsid="001337e0" officeooo:paragraph-rsid="00145bbb" fo:background-color="#ff66ff"/>
    </style:style>
    <style:style style:name="P19" style:family="paragraph" style:parent-style-name="Standard">
      <style:text-properties officeooo:paragraph-rsid="001cb122"/>
    </style:style>
    <style:style style:name="P20" style:family="paragraph" style:parent-style-name="Standard">
      <style:text-properties officeooo:paragraph-rsid="001e1c25"/>
    </style:style>
    <style:style style:name="P21" style:family="paragraph" style:parent-style-name="Standard">
      <style:text-properties officeooo:paragraph-rsid="001ed77b"/>
    </style:style>
    <style:style style:name="P22" style:family="paragraph" style:parent-style-name="Standard">
      <style:text-properties officeooo:rsid="001ed77b" officeooo:paragraph-rsid="001ed77b"/>
    </style:style>
    <style:style style:name="P23" style:family="paragraph" style:parent-style-name="Standard">
      <style:text-properties officeooo:rsid="0019ce38" officeooo:paragraph-rsid="001e1c25"/>
    </style:style>
    <style:style style:name="P24" style:family="paragraph" style:parent-style-name="Standard">
      <style:text-properties officeooo:rsid="001cb122" officeooo:paragraph-rsid="001e1c25" fo:background-color="#ff3333"/>
    </style:style>
    <style:style style:name="P25" style:family="paragraph" style:parent-style-name="Standard">
      <style:text-properties officeooo:rsid="00201f06" officeooo:paragraph-rsid="00201f06"/>
    </style:style>
    <style:style style:name="P26" style:family="paragraph" style:parent-style-name="Standard">
      <style:text-properties officeooo:paragraph-rsid="00201f06"/>
    </style:style>
    <style:style style:name="P27" style:family="paragraph" style:parent-style-name="Standard">
      <style:text-properties officeooo:paragraph-rsid="002031d5"/>
    </style:style>
    <style:style style:name="P28" style:family="paragraph" style:parent-style-name="Standard">
      <style:text-properties officeooo:rsid="00206c61" officeooo:paragraph-rsid="00206c61"/>
    </style:style>
    <style:style style:name="T1" style:family="text">
      <style:text-properties officeooo:rsid="000b956d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0f1c1d" fo:background-color="#ffff00" loext:char-shading-value="0"/>
    </style:style>
    <style:style style:name="T4" style:family="text">
      <style:text-properties officeooo:rsid="000e1946" fo:background-color="#00ff66" loext:char-shading-value="0"/>
    </style:style>
    <style:style style:name="T5" style:family="text">
      <style:text-properties officeooo:rsid="000b956d" fo:background-color="#00ff66" loext:char-shading-value="0"/>
    </style:style>
    <style:style style:name="T6" style:family="text">
      <style:text-properties officeooo:rsid="000f1c1d"/>
    </style:style>
    <style:style style:name="T7" style:family="text">
      <style:text-properties fo:background-color="#cc66ff" loext:char-shading-value="0"/>
    </style:style>
    <style:style style:name="T8" style:family="text">
      <style:text-properties officeooo:rsid="000f1c1d" fo:background-color="#cc66ff" loext:char-shading-value="0"/>
    </style:style>
    <style:style style:name="T9" style:family="text">
      <style:text-properties officeooo:rsid="000e1946" fo:background-color="#cc66ff" loext:char-shading-value="0"/>
    </style:style>
    <style:style style:name="T10" style:family="text">
      <style:text-properties fo:background-color="#00ffff" loext:char-shading-value="0"/>
    </style:style>
    <style:style style:name="T11" style:family="text">
      <style:text-properties officeooo:rsid="000f1c1d" fo:background-color="#00ffff" loext:char-shading-value="0"/>
    </style:style>
    <style:style style:name="T12" style:family="text">
      <style:text-properties officeooo:rsid="0010e930" fo:background-color="#00ffff" loext:char-shading-value="0"/>
    </style:style>
    <style:style style:name="T13" style:family="text">
      <style:text-properties officeooo:rsid="0010e930"/>
    </style:style>
    <style:style style:name="T14" style:family="text">
      <style:text-properties fo:background-color="#ff3333" loext:char-shading-value="0"/>
    </style:style>
    <style:style style:name="T15" style:family="text">
      <style:text-properties officeooo:rsid="0010e930" fo:background-color="#ff3333" loext:char-shading-value="0"/>
    </style:style>
    <style:style style:name="T16" style:family="text">
      <style:text-properties officeooo:rsid="000b956d" fo:background-color="#ff3333" loext:char-shading-value="0"/>
    </style:style>
    <style:style style:name="T17" style:family="text">
      <style:text-properties officeooo:rsid="00145bbb" fo:background-color="#ff3333" loext:char-shading-value="0"/>
    </style:style>
    <style:style style:name="T18" style:family="text">
      <style:text-properties officeooo:rsid="001cb122" fo:background-color="#ff3333" loext:char-shading-value="0"/>
    </style:style>
    <style:style style:name="T19" style:family="text">
      <style:text-properties fo:background-color="#ff9900" loext:char-shading-value="0"/>
    </style:style>
    <style:style style:name="T20" style:family="text">
      <style:text-properties officeooo:rsid="0010e930" fo:background-color="#ff9900" loext:char-shading-value="0"/>
    </style:style>
    <style:style style:name="T21" style:family="text">
      <style:text-properties fo:background-color="#ffff99" loext:char-shading-value="0"/>
    </style:style>
    <style:style style:name="T22" style:family="text">
      <style:text-properties officeooo:rsid="0012162a" fo:background-color="#ffff99" loext:char-shading-value="0"/>
    </style:style>
    <style:style style:name="T23" style:family="text">
      <style:text-properties officeooo:rsid="001337e0" fo:background-color="#ffff99" loext:char-shading-value="0"/>
    </style:style>
    <style:style style:name="T24" style:family="text">
      <style:text-properties officeooo:rsid="00135a33" fo:background-color="#ffff99" loext:char-shading-value="0"/>
    </style:style>
    <style:style style:name="T25" style:family="text">
      <style:text-properties officeooo:rsid="001337e0"/>
    </style:style>
    <style:style style:name="T26" style:family="text">
      <style:text-properties officeooo:rsid="00135a33"/>
    </style:style>
    <style:style style:name="T27" style:family="text">
      <style:text-properties fo:background-color="#ff6600" loext:char-shading-value="0"/>
    </style:style>
    <style:style style:name="T28" style:family="text">
      <style:text-properties officeooo:rsid="001337e0" fo:background-color="#ff6600" loext:char-shading-value="0"/>
    </style:style>
    <style:style style:name="T29" style:family="text">
      <style:text-properties officeooo:rsid="00147c18" fo:background-color="#ff6600" loext:char-shading-value="0"/>
    </style:style>
    <style:style style:name="T30" style:family="text">
      <style:text-properties fo:background-color="#ff66ff" loext:char-shading-value="0"/>
    </style:style>
    <style:style style:name="T31" style:family="text">
      <style:text-properties officeooo:rsid="001337e0" fo:background-color="#ff66ff" loext:char-shading-value="0"/>
    </style:style>
    <style:style style:name="T32" style:family="text">
      <style:text-properties officeooo:rsid="00145bbb" fo:background-color="#ff66ff" loext:char-shading-value="0"/>
    </style:style>
    <style:style style:name="T33" style:family="text">
      <style:text-properties officeooo:rsid="00145bbb"/>
    </style:style>
    <style:style style:name="T34" style:family="text">
      <style:text-properties officeooo:rsid="00147c18"/>
    </style:style>
    <style:style style:name="T35" style:family="text">
      <style:text-properties officeooo:rsid="00148832"/>
    </style:style>
    <style:style style:name="T36" style:family="text">
      <style:text-properties officeooo:rsid="0014cf47"/>
    </style:style>
    <style:style style:name="T37" style:family="text">
      <style:text-properties fo:background-color="#3399ff" loext:char-shading-value="0"/>
    </style:style>
    <style:style style:name="T38" style:family="text">
      <style:text-properties officeooo:rsid="0014cf47" fo:background-color="#3399ff" loext:char-shading-value="0"/>
    </style:style>
    <style:style style:name="T39" style:family="text">
      <style:text-properties officeooo:rsid="00145bbb" fo:background-color="#3399ff" loext:char-shading-value="0"/>
    </style:style>
    <style:style style:name="T40" style:family="text">
      <style:text-properties officeooo:rsid="001cb122"/>
    </style:style>
    <style:style style:name="T41" style:family="text">
      <style:text-properties officeooo:rsid="0019ce38"/>
    </style:style>
    <style:style style:name="T42" style:family="text">
      <style:text-properties officeooo:rsid="001cc49b"/>
    </style:style>
    <style:style style:name="T43" style:family="text">
      <style:text-properties officeooo:rsid="001e1c25"/>
    </style:style>
    <style:style style:name="T44" style:family="text">
      <style:text-properties officeooo:rsid="001ed77b"/>
    </style:style>
    <style:style style:name="T45" style:family="text">
      <style:text-properties officeooo:rsid="00201f06"/>
    </style:style>
    <style:style style:name="T46" style:family="text">
      <style:text-properties officeooo:rsid="002031d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chnom : </text:p>
      <text:p text:style-name="P2"/>
      <text:p text:style-name="P2"><text:tab/>1 : </text:p>
      <text:p text:style-name="Standard"><text:span text:style-name="T1"><text:tab/></text:span><text:tab/>[47.646239, 6.818084] , [47.647182, 6.824770],</text:p>
      <text:p text:style-name="Standard"><text:tab/><text:tab/>[47.645348, 6.828197] , [47.641843, 6.827979],</text:p>
      <text:p text:style-name="Standard"><text:tab/><text:tab/>[47.640323, 6.831121] , [47.646907, 6.833193],</text:p>
      <text:p text:style-name="Standard"><text:tab/><text:tab/>[47.651733, 6.825826], [47.650075, 6.821675 ],</text:p>
      <text:p text:style-name="Standard"><text:tab/><text:tab/>[47.646239, 6.818084]</text:p>
      <text:p text:style-name="Standard"><text:tab/><text:tab/></text:p>
      <text:p text:style-name="Standard"><text:tab/>2 :</text:p>
      <text:p text:style-name="Standard"/>
      <text:p text:style-name="Standard"><text:tab/><text:tab/>[47.640323, 6.831121] , [47.646907, 6.833193],</text:p>
      <text:p text:style-name="Standard"><text:tab/><text:tab/>[47.652596, 6.836780], [47.641268, 6.841759],</text:p>
      <text:p text:style-name="Standard"><text:tab/><text:tab/>[47.639374, 6.832471] , [47.640323, 6.831121]</text:p>
      <text:p text:style-name="Standard"/>
      <text:p text:style-name="Standard"/>
      <text:p text:style-name="Standard"><text:tab/>3 :</text:p>
      <text:p text:style-name="Standard"><text:tab/><text:tab/>[47.639374, 6.832471] ,[47.641268, 6.841759],</text:p>
      <text:p text:style-name="Standard"><text:tab/><text:tab/>[47.636957, 6.842716],[47.635987, 6.835030 ],</text:p>
      <text:p text:style-name="Standard"><text:tab/><text:tab/>[47.639374, 6.832471]</text:p>
      <text:p text:style-name="Standard"/>
      <text:p text:style-name="P2"><text:tab/></text:p>
      <text:p text:style-name="P2"/>
      <text:p text:style-name="P2"><text:tab/>4 :</text:p>
      <text:p text:style-name="Standard"><text:span text:style-name="T1"><text:tab/><text:tab/></text:span><text:span text:style-name="T4">[</text:span><text:span text:style-name="T5">47.636957, 6.842716</text:span><text:span text:style-name="T4">],</text:span><text:span text:style-name="T8">[</text:span><text:span text:style-name="T7">47.640519, 6.841999</text:span><text:span text:style-name="T8">],</text:span></text:p>
      <text:p text:style-name="P4"><text:tab/><text:tab/><text:span text:style-name="T3">[</text:span><text:span text:style-name="T2">47.641022, 6.849813</text:span><text:span text:style-name="T3">]</text:span><text:span text:style-name="T6">,</text:span><text:span text:style-name="T11">[</text:span><text:span text:style-name="T10">47.635416, 6.852630</text:span><text:span text:style-name="T11">],</text:span></text:p>
      <text:p text:style-name="Standard"><text:tab/><text:tab/><text:span text:style-name="T11">[</text:span><text:span text:style-name="T10">47.634774, 6.851097</text:span><text:span text:style-name="T11">]</text:span><text:span text:style-name="T6">,</text:span><text:span text:style-name="T11">[</text:span><text:span text:style-name="T10">47.637044, 6.844263</text:span><text:span text:style-name="T12">]</text:span><text:span text:style-name="T13">,</text:span></text:p>
      <text:p text:style-name="P5"><text:tab/><text:tab/><text:span text:style-name="T12">[</text:span><text:span text:style-name="T10">47.636948, 6.842731</text:span><text:span text:style-name="T12">]</text:span><text:span text:style-name="T13">,</text:span><text:span text:style-name="T4">[</text:span><text:span text:style-name="T5">47.636957, 6.842716</text:span><text:span text:style-name="T4">]</text:span></text:p>
      <text:p text:style-name="P1"/>
      <text:p text:style-name="P2"/>
      <text:p text:style-name="P2"><text:tab/>5 :</text:p>
      <text:p text:style-name="P2"/>
      <text:p text:style-name="Standard"><text:span text:style-name="T1"><text:tab/><text:tab/></text:span><text:span text:style-name="T4">[</text:span><text:span text:style-name="T5">47.636957, 6.842716</text:span><text:span text:style-name="T4">],</text:span><text:span text:style-name="T8">[</text:span><text:span text:style-name="T9">47.640519, 6.841999</text:span><text:span text:style-name="T8">],</text:span></text:p>
      <text:p text:style-name="P5"><text:tab/><text:tab/><text:span text:style-name="T15">[</text:span><text:span text:style-name="T14">47.648009, 6.846030</text:span><text:span text:style-name="T15">],</text:span><text:span text:style-name="T19"> </text:span><text:span text:style-name="T20">[</text:span><text:span text:style-name="T19">47.647021, 6.839655</text:span><text:span text:style-name="T20">],</text:span></text:p>
      <text:p text:style-name="P5"><text:tab/><text:tab/><text:span text:style-name="T4">[</text:span><text:span text:style-name="T5">47.636957, 6.842716</text:span><text:span text:style-name="T4">]</text:span></text:p>
      <text:p text:style-name="P5"><text:s/></text:p>
      <text:p text:style-name="P2"/>
      <text:p text:style-name="P2"><text:tab/>6 :</text:p>
      <text:p text:style-name="P2"><text:tab/><text:tab/></text:p>
      <text:p text:style-name="P3"><text:s/><text:tab/><text:tab/><text:span text:style-name="T15">[</text:span><text:span text:style-name="T14">47.648009, 6.846030</text:span><text:span text:style-name="T15">],</text:span><text:span text:style-name="T19"> </text:span><text:span text:style-name="T20">[</text:span><text:span text:style-name="T19">47.647021, 6.839655</text:span><text:span text:style-name="T20">],</text:span></text:p>
      <text:p text:style-name="P6"><text:tab/><text:tab/><text:span text:style-name="T21">[ 47.652596, 6.836780],</text:span><text:span text:style-name="T22">[</text:span><text:span text:style-name="T21">47.654016, 6.837638</text:span><text:span text:style-name="T22">],</text:span></text:p>
      <text:p text:style-name="P6"><text:tab/><text:tab/><text:span text:style-name="T22">[</text:span><text:span text:style-name="T21">47.655295, 6.842595</text:span><text:span text:style-name="T22">],</text:span> <text:span text:style-name="T15">[</text:span><text:span text:style-name="T16">47.648009, 6.846030</text:span><text:span text:style-name="T15">],</text:span></text:p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7">Vosge :</text:p>
      <text:p text:style-name="P7"/>
      <text:p text:style-name="P7">1 : </text:p>
      <text:p text:style-name="P8"><text:tab/><text:span text:style-name="T22">[</text:span><text:span text:style-name="T21">47.654016, 6.837638</text:span><text:span text:style-name="T22">],[</text:span><text:span text:style-name="T23">47.655295, 6.842595</text:span><text:span text:style-name="T22">],</text:span></text:p>
      <text:p text:style-name="P8"><text:tab/><text:span text:style-name="T31">[</text:span><text:span text:style-name="T30">47.654890, 6.844651</text:span><text:span text:style-name="T31">], [</text:span><text:span text:style-name="T30">47.654558, 6.844930</text:span><text:span text:style-name="T31">],</text:span></text:p>
      <text:p text:style-name="P9"><text:tab/><text:span text:style-name="T31">[</text:span><text:span text:style-name="T30">47.654471, 6.848245 </text:span><text:span text:style-name="T31">]</text:span><text:span text:style-name="T25">,</text:span><text:span text:style-name="T28">[</text:span><text:span text:style-name="T27">47.656916, 6.845605</text:span><text:span text:style-name="T28">],</text:span></text:p>
      <text:p text:style-name="P8"><text:tab/><text:span text:style-name="T25">[</text:span>47.661406, 6.843471<text:span text:style-name="T26">]</text:span> , <text:span text:style-name="T26">[</text:span>47.660774, 6.838065 <text:span text:style-name="T26">],</text:span></text:p>
      <text:p text:style-name="P9"><text:tab/><text:span text:style-name="T26">[</text:span>47.657742, 6.836604<text:span text:style-name="T26">], [</text:span>47.656369, 6.837484<text:span text:style-name="T26">],</text:span></text:p>
      <text:p text:style-name="P9"><text:tab/><text:span text:style-name="T22">[</text:span><text:span text:style-name="T24">47.654016, 6.837638</text:span><text:span text:style-name="T22">]</text:span> </text:p>
      <text:p text:style-name="P9"/>
      <text:p text:style-name="P10">2 : </text:p>
      <text:p text:style-name="P10"><text:tab/><text:span text:style-name="T31">[</text:span><text:span text:style-name="T30">47.654890, 6.844651</text:span><text:span text:style-name="T31">], [</text:span><text:span text:style-name="T30">47.654558, 6.844930</text:span><text:span text:style-name="T31">],</text:span></text:p>
      <text:p text:style-name="Standard"><text:span text:style-name="T33"><text:tab/></text:span><text:span text:style-name="T31">[</text:span><text:span text:style-name="T32">47.654471, 6.848245 </text:span><text:span text:style-name="T31">]</text:span>,<text:span text:style-name="T33">[</text:span>47.649527, 6.852927<text:span text:style-name="T33">],</text:span></text:p>
      <text:p text:style-name="P12"><text:tab/><text:span text:style-name="T33">[</text:span><text:span text:style-name="T17">47.648009, 6.846030</text:span><text:span text:style-name="T33">],</text:span><text:span text:style-name="T31">[</text:span><text:span text:style-name="T32">47.654890, 6.844651</text:span><text:span text:style-name="T31">]</text:span></text:p>
      <text:p text:style-name="P18"/>
      <text:p text:style-name="P18"/>
      <text:p text:style-name="P10">3 :</text:p>
      <text:p text:style-name="P11"><text:tab/><text:span text:style-name="T34">[</text:span><text:span text:style-name="T29">47.656916, 6.845605</text:span><text:span text:style-name="T34">],[47.661406, 6.843471],</text:span></text:p>
      <text:p text:style-name="P13"><text:span text:style-name="T33"><text:tab/>[</text:span>47.661010, 6.850524<text:span text:style-name="T34">],[</text:span>47.659079, 6.853424<text:span text:style-name="T34">],</text:span></text:p>
      <text:p text:style-name="P14"><text:tab/><text:span text:style-name="T34">[</text:span><text:span text:style-name="T29">47.656916, 6.845605</text:span><text:span text:style-name="T34">]</text:span></text:p>
      <text:p text:style-name="P13"/>
      <text:p text:style-name="P15">4 : </text:p>
      <text:p text:style-name="P15"/>
      <text:p text:style-name="P15"><text:tab/><text:span text:style-name="T34">[</text:span><text:span text:style-name="T29">47.656916, 6.845605</text:span><text:span text:style-name="T34">],[</text:span>47.659079, 6.853424<text:span text:style-name="T34">],</text:span></text:p>
      <text:p text:style-name="P14"><text:span text:style-name="T35"><text:tab/>[</text:span>47.655299, 6.860324<text:span text:style-name="T35">],[</text:span>47.652343, 6.850378<text:span text:style-name="T35">],</text:span></text:p>
      <text:p text:style-name="P14"><text:tab/><text:span text:style-name="T34">[</text:span><text:span text:style-name="T29">47.656916, 6.845605</text:span><text:span text:style-name="T34">]</text:span></text:p>
      <text:p text:style-name="P14"/>
      <text:p text:style-name="P15">5 : </text:p>
      <text:p text:style-name="P15"><text:tab/>[<text:span text:style-name="T17">47.648009, 6.846030</text:span><text:span text:style-name="T33">],</text:span>[<text:span text:style-name="T33">47.652343, 6.850378</text:span>],</text:p>
      <text:p text:style-name="P14"><text:span text:style-name="T35"><text:tab/>[47.655299, 6.860324],[</text:span>47.653384, 6.869119<text:span text:style-name="T35">],</text:span></text:p>
      <text:p text:style-name="P14"><text:tab/><text:span text:style-name="T36">[</text:span>47.652414, 6.864779<text:span text:style-name="T36">],</text:span><text:span text:style-name="T38">[</text:span><text:span text:style-name="T37">47.652125, 6.864693</text:span><text:span text:style-name="T38">]</text:span></text:p>
      <text:p text:style-name="P16"><text:tab/><text:span text:style-name="T39">[</text:span><text:span text:style-name="T37">47.649527, 6.852927</text:span><text:span text:style-name="T39">]</text:span><text:span text:style-name="T33">,[</text:span><text:span text:style-name="T17">47.648009, 6.846030</text:span><text:span text:style-name="T33">]</text:span></text:p>
      <text:p text:style-name="P16"/>
      <text:p text:style-name="P17"/>
      <text:p text:style-name="P17"/>
      <text:p text:style-name="P23">Jaures :</text:p>
      <text:p text:style-name="P20"/>
      <text:p text:style-name="P23">1 :</text:p>
      <text:p text:style-name="P20"><text:span text:style-name="T41"><text:tab/>[ </text:span><text:span text:style-name="T17">47.648009, 6.846030 </text:span><text:span text:style-name="T18">],</text:span><text:span text:style-name="T40">[ 47.649527, 6.852927],</text:span></text:p>
      <text:p text:style-name="P19"><text:tab/><text:span text:style-name="T40">[</text:span>47.646353, 6.855105<text:span text:style-name="T42">], [</text:span>47.645567, 6.847317<text:span text:style-name="T43">],</text:span></text:p>
      <text:p text:style-name="P20"><text:span text:style-name="T41"><text:tab/>[ </text:span><text:span text:style-name="T17">47.648009, 6.846030 </text:span><text:span text:style-name="T18">]</text:span></text:p>
      <text:p text:style-name="P24"/>
      <text:p text:style-name="Standard">2 :</text:p>
      <text:p text:style-name="Standard"/>
      <text:p text:style-name="P20"><text:tab/><text:span text:style-name="T40">[ 47.649527, 6.852927],[</text:span>47.651843, 6.862375<text:span text:style-name="T40">],</text:span></text:p>
      <text:p text:style-name="P20"><text:tab/><text:span text:style-name="T43">[</text:span>47.648514, 6.861984<text:span text:style-name="T43">],[</text:span>47.647001, 6.854765<text:span text:style-name="T44">],</text:span></text:p>
      <text:p text:style-name="P21"><text:tab/><text:span text:style-name="T40">[ 47.649527, 6.852927]</text:span></text:p>
      <text:p text:style-name="P21"/>
      <text:p text:style-name="P21"/>
      <text:p text:style-name="P21"/>
      <text:p text:style-name="P21"/>
      <text:p text:style-name="P22"><text:soft-page-break/>3 :</text:p>
      <text:p text:style-name="P22"/>
      <text:p text:style-name="P22"><text:tab/><text:span text:style-name="T43">[</text:span>47.647001, 6.854765],<text:span text:style-name="T40">[ 47.649527, 6.852927],</text:span></text:p>
      <text:p text:style-name="P21"><text:span text:style-name="T44"><text:tab/>[</text:span>47.642129, 6.857168<text:span text:style-name="T44">],[</text:span>47.644991, 6.857910<text:span text:style-name="T44">],</text:span></text:p>
      <text:p text:style-name="P21"><text:tab/><text:span text:style-name="T44">[47.645468, 6.858790],[</text:span>47.646017, 6.861161<text:span text:style-name="T44">],</text:span></text:p>
      <text:p text:style-name="P21"><text:tab/><text:span text:style-name="T44">[</text:span>47.646270, 6.862599<text:span text:style-name="T44">],[47.647001, 6.854765]</text:span></text:p>
      <text:p text:style-name="P21"/>
      <text:p text:style-name="P25">4 : </text:p>
      <text:p text:style-name="P25"/>
      <text:p text:style-name="P25"><text:tab/> [47.646353, 6.855105<text:span text:style-name="T42">], [</text:span>47.645567, 6.847317],</text:p>
      <text:p text:style-name="P26"><text:span text:style-name="T45"><text:tab/>[</text:span>47.641966, 6.857160<text:span text:style-name="T45">],[</text:span>47.645349, 6.847340<text:span text:style-name="T45">],</text:span></text:p>
      <text:p text:style-name="P26"><text:tab/><text:span text:style-name="T45"> [47.646353, 6.855105]</text:span></text:p>
      <text:p text:style-name="P26"/>
      <text:p text:style-name="P25">5 :</text:p>
      <text:p text:style-name="P25"/>
      <text:p text:style-name="P25"><text:tab/>[47.641966, 6.857160],[47.645349, 6.847340],</text:p>
      <text:p text:style-name="P26"><text:span text:style-name="T45"><text:tab/>[</text:span>47.641012, 6.849539<text:span text:style-name="T45">],[</text:span>47.641561, 6.857178<text:span text:style-name="T46">],</text:span></text:p>
      <text:p text:style-name="P27"><text:tab/><text:span text:style-name="T45">[47.641966, 6.857160]</text:span></text:p>
      <text:p text:style-name="P27"/>
      <text:p text:style-name="P28">6 :</text:p>
      <text:p text:style-name="P28"><text:tab/><text:span text:style-name="T45">[</text:span>47.641561, 6.857178<text:span text:style-name="T46">],[47.641966, 6.857160],</text:span></text:p>
      <text:p text:style-name="P28"/>
      <text:p text:style-name="P28"><text:tab/></text:p>
      <text:p text:style-name="P25"/>
      <text:p text:style-name="P26"/>
      <text:p text:style-name="P25"/>
      <text:p text:style-name="P21"/>
      <text:p text:style-name="P22"/>
      <text:p text:style-name="P20"/>
      <text:p text:style-name="Standard"/>
      <text:p text:style-name="P19"/>
      <text:p text:style-name="P19"/>
      <text:p text:style-name="P17"/>
      <text:p text:style-name="P14"/>
      <text:p text:style-name="P15"/>
      <text:p text:style-name="P15"><text:tab/></text:p>
      <text:p text:style-name="P14"/>
      <text:p text:style-name="P15"><text:tab/></text:p>
      <text:p text:style-name="Standard"/>
      <text:p text:style-name="P10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WenQuanYi Zen Hei" style:font-family-asian="'WenQuanYi Zen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6:06:53.199803625</meta:creation-date>
    <dc:date>2017-10-24T14:51:17.524246964</dc:date>
    <meta:editing-duration>PT1H10M57S</meta:editing-duration>
    <meta:editing-cycles>9</meta:editing-cycles>
    <meta:generator>LibreOffice/5.2.7.2$Linux_X86_64 LibreOffice_project/20m0$Build-2</meta:generator>
    <meta:document-statistic meta:table-count="0" meta:image-count="0" meta:object-count="0" meta:page-count="3" meta:paragraph-count="84" meta:word-count="238" meta:character-count="2488" meta:non-whitespace-character-count="2223"/>
  </office:meta>
</office:document-meta>
</file>